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em 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-O0</text:p>
          </table:table-cell>
          <table:table-cell table:style-name="ce1"/>
          <table:table-cell table:style-name="ce1" office:value-type="string" calcext:value-type="string">
            <text:p>-O1</text:p>
          </table:table-cell>
          <table:table-cell table:style-name="ce1"/>
          <table:table-cell table:style-name="ce1" office:value-type="string" calcext:value-type="string">
            <text:p>-O2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</table:table-row>
        <table:table-row table:style-name="ro1">
          <table:table-cell/>
          <table:table-cell office:value-type="float" office:value="59777" calcext:value-type="float">
            <text:p>59777</text:p>
          </table:table-cell>
          <table:table-cell office:value-type="float" office:value="5275410" calcext:value-type="float">
            <text:p>5275410</text:p>
          </table:table-cell>
          <table:table-cell office:value-type="float" office:value="23286" calcext:value-type="float">
            <text:p>23286</text:p>
          </table:table-cell>
          <table:table-cell office:value-type="float" office:value="2100346" calcext:value-type="float">
            <text:p>2100346</text:p>
          </table:table-cell>
          <table:table-cell office:value-type="float" office:value="19120" calcext:value-type="float">
            <text:p>19120</text:p>
          </table:table-cell>
          <table:table-cell office:value-type="float" office:value="2017608" calcext:value-type="float">
            <text:p>2017608</text:p>
          </table:table-cell>
        </table:table-row>
        <table:table-row table:style-name="ro1">
          <table:table-cell/>
          <table:table-cell office:value-type="float" office:value="104888" calcext:value-type="float">
            <text:p>104888</text:p>
          </table:table-cell>
          <table:table-cell office:value-type="float" office:value="5291948" calcext:value-type="float">
            <text:p>5291948</text:p>
          </table:table-cell>
          <table:table-cell office:value-type="float" office:value="34220" calcext:value-type="float">
            <text:p>34220</text:p>
          </table:table-cell>
          <table:table-cell office:value-type="float" office:value="2101057" calcext:value-type="float">
            <text:p>2101057</text:p>
          </table:table-cell>
          <table:table-cell office:value-type="float" office:value="30773" calcext:value-type="float">
            <text:p>30773</text:p>
          </table:table-cell>
          <table:table-cell office:value-type="float" office:value="2019096" calcext:value-type="float">
            <text:p>2019096</text:p>
          </table:table-cell>
        </table:table-row>
        <table:table-row table:style-name="ro1">
          <table:table-cell/>
          <table:table-cell office:value-type="float" office:value="100450" calcext:value-type="float">
            <text:p>100450</text:p>
          </table:table-cell>
          <table:table-cell office:value-type="float" office:value="5291129" calcext:value-type="float">
            <text:p>5291129</text:p>
          </table:table-cell>
          <table:table-cell office:value-type="float" office:value="32444" calcext:value-type="float">
            <text:p>32444</text:p>
          </table:table-cell>
          <table:table-cell office:value-type="float" office:value="2100775" calcext:value-type="float">
            <text:p>2100775</text:p>
          </table:table-cell>
          <table:table-cell office:value-type="float" office:value="29224" calcext:value-type="float">
            <text:p>29224</text:p>
          </table:table-cell>
          <table:table-cell office:value-type="float" office:value="2018344" calcext:value-type="float">
            <text:p>2018344</text:p>
          </table:table-cell>
        </table:table-row>
        <table:table-row table:style-name="ro1">
          <table:table-cell/>
          <table:table-cell office:value-type="float" office:value="118219" calcext:value-type="float">
            <text:p>118219</text:p>
          </table:table-cell>
          <table:table-cell office:value-type="float" office:value="5295031" calcext:value-type="float">
            <text:p>5295031</text:p>
          </table:table-cell>
          <table:table-cell office:value-type="float" office:value="41568" calcext:value-type="float">
            <text:p>41568</text:p>
          </table:table-cell>
          <table:table-cell office:value-type="float" office:value="2101993" calcext:value-type="float">
            <text:p>2101993</text:p>
          </table:table-cell>
          <table:table-cell office:value-type="float" office:value="32331" calcext:value-type="float">
            <text:p>32331</text:p>
          </table:table-cell>
          <table:table-cell office:value-type="float" office:value="2020146" calcext:value-type="float">
            <text:p>2020146</text:p>
          </table:table-cell>
        </table:table-row>
        <table:table-row table:style-name="ro1">
          <table:table-cell/>
          <table:table-cell office:value-type="float" office:value="1712708" calcext:value-type="float">
            <text:p>1712708</text:p>
          </table:table-cell>
          <table:table-cell office:value-type="float" office:value="5925232" calcext:value-type="float">
            <text:p>5925232</text:p>
          </table:table-cell>
          <table:table-cell office:value-type="float" office:value="414070" calcext:value-type="float">
            <text:p>414070</text:p>
          </table:table-cell>
          <table:table-cell office:value-type="float" office:value="2122802" calcext:value-type="float">
            <text:p>2122802</text:p>
          </table:table-cell>
          <table:table-cell office:value-type="float" office:value="404055" calcext:value-type="float">
            <text:p>404055</text:p>
          </table:table-cell>
          <table:table-cell office:value-type="float" office:value="2049511" calcext:value-type="float">
            <text:p>2049511</text:p>
          </table:table-cell>
        </table:table-row>
        <table:table-row table:style-name="ro1">
          <table:table-cell/>
          <table:table-cell office:value-type="float" office:value="174104" calcext:value-type="float">
            <text:p>174104</text:p>
          </table:table-cell>
          <table:table-cell office:value-type="float" office:value="5315962" calcext:value-type="float">
            <text:p>5315962</text:p>
          </table:table-cell>
          <table:table-cell office:value-type="float" office:value="56347" calcext:value-type="float">
            <text:p>56347</text:p>
          </table:table-cell>
          <table:table-cell office:value-type="float" office:value="2103052" calcext:value-type="float">
            <text:p>2103052</text:p>
          </table:table-cell>
          <table:table-cell office:value-type="float" office:value="45312" calcext:value-type="float">
            <text:p>45312</text:p>
          </table:table-cell>
          <table:table-cell office:value-type="float" office:value="2021599" calcext:value-type="float">
            <text:p>2021599</text:p>
          </table:table-cell>
        </table:table-row>
        <table:table-row table:style-name="ro1">
          <table:table-cell/>
          <table:table-cell office:value-type="float" office:value="601240" calcext:value-type="float">
            <text:p>601240</text:p>
          </table:table-cell>
          <table:table-cell office:value-type="float" office:value="5480716" calcext:value-type="float">
            <text:p>5480716</text:p>
          </table:table-cell>
          <table:table-cell office:value-type="float" office:value="166250" calcext:value-type="float">
            <text:p>166250</text:p>
          </table:table-cell>
          <table:table-cell office:value-type="float" office:value="2112015" calcext:value-type="float">
            <text:p>2112015</text:p>
          </table:table-cell>
          <table:table-cell office:value-type="float" office:value="144957" calcext:value-type="float">
            <text:p>144957</text:p>
          </table:table-cell>
          <table:table-cell office:value-type="float" office:value="2032656" calcext:value-type="float">
            <text:p>2032656</text:p>
          </table:table-cell>
        </table:table-row>
        <table:table-row table:style-name="ro1">
          <table:table-cell/>
          <table:table-cell office:value-type="float" office:value="2695605" calcext:value-type="float">
            <text:p>2695605</text:p>
          </table:table-cell>
          <table:table-cell office:value-type="float" office:value="6316478" calcext:value-type="float">
            <text:p>6316478</text:p>
          </table:table-cell>
          <table:table-cell office:value-type="float" office:value="644003" calcext:value-type="float">
            <text:p>644003</text:p>
          </table:table-cell>
          <table:table-cell office:value-type="float" office:value="2136741" calcext:value-type="float">
            <text:p>2136741</text:p>
          </table:table-cell>
          <table:table-cell office:value-type="float" office:value="634084" calcext:value-type="float">
            <text:p>634084</text:p>
          </table:table-cell>
          <table:table-cell office:value-type="float" office:value="2069089" calcext:value-type="float">
            <text:p>2069089</text:p>
          </table:table-cell>
        </table:table-row>
        <table:table-row table:style-name="ro1">
          <table:table-cell/>
          <table:table-cell office:value-type="float" office:value="2795290" calcext:value-type="float">
            <text:p>2795290</text:p>
          </table:table-cell>
          <table:table-cell office:value-type="float" office:value="6357123" calcext:value-type="float">
            <text:p>6357123</text:p>
          </table:table-cell>
          <table:table-cell office:value-type="float" office:value="668437" calcext:value-type="float">
            <text:p>668437</text:p>
          </table:table-cell>
          <table:table-cell office:value-type="float" office:value="2138040" calcext:value-type="float">
            <text:p>2138040</text:p>
          </table:table-cell>
          <table:table-cell office:value-type="float" office:value="653426" calcext:value-type="float">
            <text:p>653426</text:p>
          </table:table-cell>
          <table:table-cell office:value-type="float" office:value="2071284" calcext:value-type="float">
            <text:p>2071284</text:p>
          </table:table-cell>
        </table:table-row>
        <table:table-row table:style-name="ro1">
          <table:table-cell/>
          <table:table-cell office:value-type="float" office:value="3195121" calcext:value-type="float">
            <text:p>3195121</text:p>
          </table:table-cell>
          <table:table-cell office:value-type="float" office:value="6501672" calcext:value-type="float">
            <text:p>6501672</text:p>
          </table:table-cell>
          <table:table-cell office:value-type="float" office:value="787668" calcext:value-type="float">
            <text:p>787668</text:p>
          </table:table-cell>
          <table:table-cell office:value-type="float" office:value="2161856" calcext:value-type="float">
            <text:p>2161856</text:p>
          </table:table-cell>
          <table:table-cell office:value-type="float" office:value="763157" calcext:value-type="float">
            <text:p>763157</text:p>
          </table:table-cell>
          <table:table-cell office:value-type="float" office:value="2099070" calcext:value-type="float">
            <text:p>2099070</text:p>
          </table:table-cell>
        </table:table-row>
        <table:table-row table:style-name="ro1">
          <table:table-cell/>
          <table:table-cell office:value-type="float" office:value="3926093" calcext:value-type="float">
            <text:p>3926093</text:p>
          </table:table-cell>
          <table:table-cell office:value-type="float" office:value="6763980" calcext:value-type="float">
            <text:p>6763980</text:p>
          </table:table-cell>
          <table:table-cell office:value-type="float" office:value="1019361" calcext:value-type="float">
            <text:p>1019361</text:p>
          </table:table-cell>
          <table:table-cell office:value-type="float" office:value="2214898" calcext:value-type="float">
            <text:p>2214898</text:p>
          </table:table-cell>
          <table:table-cell office:value-type="float" office:value="968402" calcext:value-type="float">
            <text:p>968402</text:p>
          </table:table-cell>
          <table:table-cell office:value-type="float" office:value="2156944" calcext:value-type="float">
            <text:p>2156944</text:p>
          </table:table-cell>
        </table:table-row>
        <table:table-row table:style-name="ro1">
          <table:table-cell/>
          <table:table-cell office:value-type="float" office:value="1401780" calcext:value-type="float">
            <text:p>1401780</text:p>
          </table:table-cell>
          <table:table-cell office:value-type="float" office:value="5801210" calcext:value-type="float">
            <text:p>5801210</text:p>
          </table:table-cell>
          <table:table-cell office:value-type="float" office:value="338004" calcext:value-type="float">
            <text:p>338004</text:p>
          </table:table-cell>
          <table:table-cell office:value-type="float" office:value="2117616" calcext:value-type="float">
            <text:p>2117616</text:p>
          </table:table-cell>
          <table:table-cell office:value-type="float" office:value="340116" calcext:value-type="float">
            <text:p>340116</text:p>
          </table:table-cell>
          <table:table-cell office:value-type="float" office:value="2041198" calcext:value-type="float">
            <text:p>2041198</text:p>
          </table:table-cell>
        </table:table-row>
        <table:table-row table:style-name="ro1">
          <table:table-cell/>
          <table:table-cell office:value-type="float" office:value="2186936" calcext:value-type="float">
            <text:p>2186936</text:p>
          </table:table-cell>
          <table:table-cell office:value-type="float" office:value="6110405" calcext:value-type="float">
            <text:p>6110405</text:p>
          </table:table-cell>
          <table:table-cell office:value-type="float" office:value="521750" calcext:value-type="float">
            <text:p>521750</text:p>
          </table:table-cell>
          <table:table-cell office:value-type="float" office:value="2129126" calcext:value-type="float">
            <text:p>2129126</text:p>
          </table:table-cell>
          <table:table-cell office:value-type="float" office:value="529624" calcext:value-type="float">
            <text:p>529624</text:p>
          </table:table-cell>
          <table:table-cell office:value-type="float" office:value="2056755" calcext:value-type="float">
            <text:p>2056755</text:p>
          </table:table-cell>
        </table:table-row>
        <table:table-row table:style-name="ro1">
          <table:table-cell/>
          <table:table-cell office:value-type="float" office:value="3793635" calcext:value-type="float">
            <text:p>3793635</text:p>
          </table:table-cell>
          <table:table-cell office:value-type="float" office:value="6703162" calcext:value-type="float">
            <text:p>6703162</text:p>
          </table:table-cell>
          <table:table-cell office:value-type="float" office:value="991726" calcext:value-type="float">
            <text:p>991726</text:p>
          </table:table-cell>
          <table:table-cell office:value-type="float" office:value="2211967" calcext:value-type="float">
            <text:p>2211967</text:p>
          </table:table-cell>
          <table:table-cell office:value-type="float" office:value="940063" calcext:value-type="float">
            <text:p>940063</text:p>
          </table:table-cell>
          <table:table-cell office:value-type="float" office:value="2152342" calcext:value-type="float">
            <text:p>215234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em 2 (WCET-oriented programming)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-O0</text:p>
          </table:table-cell>
          <table:table-cell table:style-name="ce1"/>
          <table:table-cell table:style-name="ce1" office:value-type="string" calcext:value-type="string">
            <text:p>-O1</text:p>
          </table:table-cell>
          <table:table-cell table:style-name="ce1"/>
          <table:table-cell table:style-name="ce1" office:value-type="string" calcext:value-type="string">
            <text:p>-O2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ingle path</text:p>
          </table:table-cell>
        </table:table-row>
        <table:table-row table:style-name="ro1">
          <table:table-cell/>
          <table:table-cell table:style-name="ce2" office:value-type="float" office:value="3775572" calcext:value-type="float">
            <text:p>3775572</text:p>
          </table:table-cell>
          <table:table-cell table:style-name="ce2" office:value-type="float" office:value="6675709" calcext:value-type="float">
            <text:p>6675709</text:p>
          </table:table-cell>
          <table:table-cell table:style-name="ce2" office:value-type="float" office:value="936393" calcext:value-type="float">
            <text:p>936393</text:p>
          </table:table-cell>
          <table:table-cell table:style-name="ce2" office:value-type="float" office:value="2170002" calcext:value-type="float">
            <text:p>2170002</text:p>
          </table:table-cell>
          <table:table-cell table:style-name="ce2" office:value-type="float" office:value="885049" calcext:value-type="float">
            <text:p>885049</text:p>
          </table:table-cell>
          <table:table-cell table:style-name="ce2" office:value-type="float" office:value="2031510" calcext:value-type="float">
            <text:p>2031510</text:p>
          </table:table-cell>
        </table:table-row>
        <table:table-row table:style-name="ro1">
          <table:table-cell/>
          <table:table-cell table:style-name="ce2" office:value-type="float" office:value="3762999" calcext:value-type="float">
            <text:p>3762999</text:p>
          </table:table-cell>
          <table:table-cell table:style-name="ce2" office:value-type="float" office:value="6672279" calcext:value-type="float">
            <text:p>6672279</text:p>
          </table:table-cell>
          <table:table-cell table:style-name="ce2" office:value-type="float" office:value="930729" calcext:value-type="float">
            <text:p>930729</text:p>
          </table:table-cell>
          <table:table-cell table:style-name="ce2" office:value-type="float" office:value="2167619" calcext:value-type="float">
            <text:p>2167619</text:p>
          </table:table-cell>
          <table:table-cell table:style-name="ce2" office:value-type="float" office:value="879209" calcext:value-type="float">
            <text:p>879209</text:p>
          </table:table-cell>
          <table:table-cell table:style-name="ce2" office:value-type="float" office:value="2028951" calcext:value-type="float">
            <text:p>2028951</text:p>
          </table:table-cell>
        </table:table-row>
        <table:table-row table:style-name="ro1">
          <table:table-cell/>
          <table:table-cell table:style-name="ce2" office:value-type="float" office:value="3764777" calcext:value-type="float">
            <text:p>3764777</text:p>
          </table:table-cell>
          <table:table-cell table:style-name="ce2" office:value-type="float" office:value="6672931" calcext:value-type="float">
            <text:p>6672931</text:p>
          </table:table-cell>
          <table:table-cell table:style-name="ce2" office:value-type="float" office:value="931553" calcext:value-type="float">
            <text:p>931553</text:p>
          </table:table-cell>
          <table:table-cell table:style-name="ce2" office:value-type="float" office:value="2168041" calcext:value-type="float">
            <text:p>2168041</text:p>
          </table:table-cell>
          <table:table-cell table:style-name="ce2" office:value-type="float" office:value="880057" calcext:value-type="float">
            <text:p>880057</text:p>
          </table:table-cell>
          <table:table-cell table:style-name="ce2" office:value-type="float" office:value="2029397" calcext:value-type="float">
            <text:p>2029397</text:p>
          </table:table-cell>
        </table:table-row>
        <table:table-row table:style-name="ro1">
          <table:table-cell/>
          <table:table-cell table:style-name="ce2" office:value-type="float" office:value="3713469" calcext:value-type="float">
            <text:p>3713469</text:p>
          </table:table-cell>
          <table:table-cell table:style-name="ce2" office:value-type="float" office:value="6658743" calcext:value-type="float">
            <text:p>6658743</text:p>
          </table:table-cell>
          <table:table-cell table:style-name="ce2" office:value-type="float" office:value="909290" calcext:value-type="float">
            <text:p>909290</text:p>
          </table:table-cell>
          <table:table-cell table:style-name="ce2" office:value-type="float" office:value="2159091" calcext:value-type="float">
            <text:p>2159091</text:p>
          </table:table-cell>
          <table:table-cell table:style-name="ce2" office:value-type="float" office:value="857890" calcext:value-type="float">
            <text:p>857890</text:p>
          </table:table-cell>
          <table:table-cell table:style-name="ce2" office:value-type="float" office:value="2020543" calcext:value-type="float">
            <text:p>2020543</text:p>
          </table:table-cell>
        </table:table-row>
        <table:table-row table:style-name="ro1">
          <table:table-cell/>
          <table:table-cell table:style-name="ce2" office:value-type="float" office:value="3640802" calcext:value-type="float">
            <text:p>3640802</text:p>
          </table:table-cell>
          <table:table-cell table:style-name="ce2" office:value-type="float" office:value="6638793" calcext:value-type="float">
            <text:p>6638793</text:p>
          </table:table-cell>
          <table:table-cell table:style-name="ce2" office:value-type="float" office:value="877893" calcext:value-type="float">
            <text:p>877893</text:p>
          </table:table-cell>
          <table:table-cell table:style-name="ce2" office:value-type="float" office:value="2146596" calcext:value-type="float">
            <text:p>2146596</text:p>
          </table:table-cell>
          <table:table-cell table:style-name="ce2" office:value-type="float" office:value="826773" calcext:value-type="float">
            <text:p>826773</text:p>
          </table:table-cell>
          <table:table-cell table:style-name="ce2" office:value-type="float" office:value="2008328" calcext:value-type="float">
            <text:p>2008328</text:p>
          </table:table-cell>
        </table:table-row>
        <table:table-row table:style-name="ro1">
          <table:table-cell/>
          <table:table-cell table:style-name="ce2" office:value-type="float" office:value="3703223" calcext:value-type="float">
            <text:p>3703223</text:p>
          </table:table-cell>
          <table:table-cell table:style-name="ce2" office:value-type="float" office:value="6655819" calcext:value-type="float">
            <text:p>6655819</text:p>
          </table:table-cell>
          <table:table-cell table:style-name="ce2" office:value-type="float" office:value="904820" calcext:value-type="float">
            <text:p>904820</text:p>
          </table:table-cell>
          <table:table-cell table:style-name="ce2" office:value-type="float" office:value="2157245" calcext:value-type="float">
            <text:p>2157245</text:p>
          </table:table-cell>
          <table:table-cell table:style-name="ce2" office:value-type="float" office:value="853460" calcext:value-type="float">
            <text:p>853460</text:p>
          </table:table-cell>
          <table:table-cell table:style-name="ce2" office:value-type="float" office:value="2018737" calcext:value-type="float">
            <text:p>2018737</text:p>
          </table:table-cell>
        </table:table-row>
        <table:table-row table:style-name="ro1">
          <table:table-cell/>
          <table:table-cell table:style-name="ce2" office:value-type="float" office:value="3620393" calcext:value-type="float">
            <text:p>3620393</text:p>
          </table:table-cell>
          <table:table-cell table:style-name="ce2" office:value-type="float" office:value="6632699" calcext:value-type="float">
            <text:p>6632699</text:p>
          </table:table-cell>
          <table:table-cell table:style-name="ce2" office:value-type="float" office:value="868915" calcext:value-type="float">
            <text:p>868915</text:p>
          </table:table-cell>
          <table:table-cell table:style-name="ce2" office:value-type="float" office:value="2142749" calcext:value-type="float">
            <text:p>2142749</text:p>
          </table:table-cell>
          <table:table-cell table:style-name="ce2" office:value-type="float" office:value="817747" calcext:value-type="float">
            <text:p>817747</text:p>
          </table:table-cell>
          <table:table-cell table:style-name="ce2" office:value-type="float" office:value="2004433" calcext:value-type="float">
            <text:p>2004433</text:p>
          </table:table-cell>
        </table:table-row>
        <table:table-row table:style-name="ro1">
          <table:table-cell/>
          <table:table-cell table:style-name="ce2" office:value-type="float" office:value="3610226" calcext:value-type="float">
            <text:p>3610226</text:p>
          </table:table-cell>
          <table:table-cell table:style-name="ce2" office:value-type="float" office:value="6630517" calcext:value-type="float">
            <text:p>6630517</text:p>
          </table:table-cell>
          <table:table-cell table:style-name="ce2" office:value-type="float" office:value="865042" calcext:value-type="float">
            <text:p>865042</text:p>
          </table:table-cell>
          <table:table-cell table:style-name="ce2" office:value-type="float" office:value="2141738" calcext:value-type="float">
            <text:p>2141738</text:p>
          </table:table-cell>
          <table:table-cell table:style-name="ce2" office:value-type="float" office:value="813762" calcext:value-type="float">
            <text:p>813762</text:p>
          </table:table-cell>
          <table:table-cell table:style-name="ce2" office:value-type="float" office:value="2003310" calcext:value-type="float">
            <text:p>2003310</text:p>
          </table:table-cell>
        </table:table-row>
        <table:table-row table:style-name="ro1">
          <table:table-cell/>
          <table:table-cell table:style-name="ce2" office:value-type="float" office:value="3589487" calcext:value-type="float">
            <text:p>3589487</text:p>
          </table:table-cell>
          <table:table-cell table:style-name="ce2" office:value-type="float" office:value="6625007" calcext:value-type="float">
            <text:p>6625007</text:p>
          </table:table-cell>
          <table:table-cell table:style-name="ce2" office:value-type="float" office:value="855977" calcext:value-type="float">
            <text:p>855977</text:p>
          </table:table-cell>
          <table:table-cell table:style-name="ce2" office:value-type="float" office:value="2138131" calcext:value-type="float">
            <text:p>2138131</text:p>
          </table:table-cell>
          <table:table-cell table:style-name="ce2" office:value-type="float" office:value="804441" calcext:value-type="float">
            <text:p>804441</text:p>
          </table:table-cell>
          <table:table-cell table:style-name="ce2" office:value-type="float" office:value="1999447" calcext:value-type="float">
            <text:p>1999447</text:p>
          </table:table-cell>
        </table:table-row>
        <table:table-row table:style-name="ro1">
          <table:table-cell/>
          <table:table-cell table:style-name="ce2" office:value-type="float" office:value="3625402" calcext:value-type="float">
            <text:p>3625402</text:p>
          </table:table-cell>
          <table:table-cell table:style-name="ce2" office:value-type="float" office:value="6630001" calcext:value-type="float">
            <text:p>6630001</text:p>
          </table:table-cell>
          <table:table-cell table:style-name="ce2" office:value-type="float" office:value="869245" calcext:value-type="float">
            <text:p>869245</text:p>
          </table:table-cell>
          <table:table-cell table:style-name="ce2" office:value-type="float" office:value="2140276" calcext:value-type="float">
            <text:p>2140276</text:p>
          </table:table-cell>
          <table:table-cell table:style-name="ce2" office:value-type="float" office:value="816797" calcext:value-type="float">
            <text:p>816797</text:p>
          </table:table-cell>
          <table:table-cell table:style-name="ce2" office:value-type="float" office:value="2000680" calcext:value-type="float">
            <text:p>2000680</text:p>
          </table:table-cell>
        </table:table-row>
        <table:table-row table:style-name="ro1">
          <table:table-cell/>
          <table:table-cell table:style-name="ce2" office:value-type="float" office:value="3818766" calcext:value-type="float">
            <text:p>3818766</text:p>
          </table:table-cell>
          <table:table-cell table:style-name="ce2" office:value-type="float" office:value="6692985" calcext:value-type="float">
            <text:p>6692985</text:p>
          </table:table-cell>
          <table:table-cell table:style-name="ce2" office:value-type="float" office:value="954905" calcext:value-type="float">
            <text:p>954905</text:p>
          </table:table-cell>
          <table:table-cell table:style-name="ce2" office:value-type="float" office:value="2179080" calcext:value-type="float">
            <text:p>2179080</text:p>
          </table:table-cell>
          <table:table-cell table:style-name="ce2" office:value-type="float" office:value="903705" calcext:value-type="float">
            <text:p>903705</text:p>
          </table:table-cell>
          <table:table-cell table:style-name="ce2" office:value-type="float" office:value="2040732" calcext:value-type="float">
            <text:p>2040732</text:p>
          </table:table-cell>
        </table:table-row>
        <table:table-row table:style-name="ro1">
          <table:table-cell/>
          <table:table-cell table:style-name="ce2" office:value-type="float" office:value="3753532" calcext:value-type="float">
            <text:p>3753532</text:p>
          </table:table-cell>
          <table:table-cell table:style-name="ce2" office:value-type="float" office:value="6669817" calcext:value-type="float">
            <text:p>6669817</text:p>
          </table:table-cell>
          <table:table-cell table:style-name="ce2" office:value-type="float" office:value="926698" calcext:value-type="float">
            <text:p>926698</text:p>
          </table:table-cell>
          <table:table-cell table:style-name="ce2" office:value-type="float" office:value="2166096" calcext:value-type="float">
            <text:p>2166096</text:p>
          </table:table-cell>
          <table:table-cell table:style-name="ce2" office:value-type="float" office:value="875426" calcext:value-type="float">
            <text:p>875426</text:p>
          </table:table-cell>
          <table:table-cell table:style-name="ce2" office:value-type="float" office:value="2027676" calcext:value-type="float">
            <text:p>2027676</text:p>
          </table:table-cell>
        </table:table-row>
        <table:table-row table:style-name="ro1">
          <table:table-cell/>
          <table:table-cell table:style-name="ce2" office:value-type="float" office:value="3748515" calcext:value-type="float">
            <text:p>3748515</text:p>
          </table:table-cell>
          <table:table-cell table:style-name="ce2" office:value-type="float" office:value="6668483" calcext:value-type="float">
            <text:p>6668483</text:p>
          </table:table-cell>
          <table:table-cell table:style-name="ce2" office:value-type="float" office:value="924814" calcext:value-type="float">
            <text:p>924814</text:p>
          </table:table-cell>
          <table:table-cell table:style-name="ce2" office:value-type="float" office:value="2165533" calcext:value-type="float">
            <text:p>2165533</text:p>
          </table:table-cell>
          <table:table-cell table:style-name="ce2" office:value-type="float" office:value="873558" calcext:value-type="float">
            <text:p>873558</text:p>
          </table:table-cell>
          <table:table-cell table:style-name="ce2" office:value-type="float" office:value="2027129" calcext:value-type="float">
            <text:p>2027129</text:p>
          </table:table-cell>
        </table:table-row>
        <table:table-row table:style-name="ro1">
          <table:table-cell/>
          <table:table-cell table:style-name="ce2" office:value-type="float" office:value="3808495" calcext:value-type="float">
            <text:p>3808495</text:p>
          </table:table-cell>
          <table:table-cell table:style-name="ce2" office:value-type="float" office:value="6686075" calcext:value-type="float">
            <text:p>6686075</text:p>
          </table:table-cell>
          <table:table-cell table:style-name="ce2" office:value-type="float" office:value="951700" calcext:value-type="float">
            <text:p>951700</text:p>
          </table:table-cell>
          <table:table-cell table:style-name="ce2" office:value-type="float" office:value="2177205" calcext:value-type="float">
            <text:p>2177205</text:p>
          </table:table-cell>
          <table:table-cell table:style-name="ce2" office:value-type="float" office:value="900660" calcext:value-type="float">
            <text:p>900660</text:p>
          </table:table-cell>
          <table:table-cell table:style-name="ce2" office:value-type="float" office:value="2039017" calcext:value-type="float">
            <text:p>2039017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Obermueller</meta:initial-creator>
    <meta:creation-date>2017-07-03T17:42:17.778756784</meta:creation-date>
    <dc:date>2017-07-03T18:00:59.978001770</dc:date>
    <dc:creator>Johannes Obermueller</dc:creator>
    <meta:editing-duration>PT18M40S</meta:editing-duration>
    <meta:editing-cycles>8</meta:editing-cycles>
    <meta:generator>LibreOffice/5.2.7.2$Linux_X86_64 LibreOffice_project/20m0$Build-2</meta:generator>
    <meta:document-statistic meta:table-count="1" meta:cell-count="188" meta:object-count="0"/>
  </office:meta>
</office:document-meta>
</file>